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20029962061826305" text:style-name="L1">
        <text:list-item>
          <text:p text:style-name="P1">Water bottle</text:p>
        </text:list-item>
        <text:list-item>
          <text:p text:style-name="P1">Vending machine</text:p>
        </text:list-item>
        <text:list-item>
          <text:p text:style-name="P1">Plasma tv</text:p>
        </text:list-item>
        <text:list-item>
          <text:p text:style-name="P1">Trash can</text:p>
        </text:list-item>
        <text:list-item>
          <text:p text:style-name="P1">Meeting table</text:p>
        </text:list-item>
        <text:list-item>
          <text:p text:style-name="P1">Coffee table</text:p>
        </text:list-item>
        <text:list-item>
          <text:p text:style-name="P1">Sofa</text:p>
        </text:list-item>
        <text:list-item>
          <text:p text:style-name="P1">Sofa chair</text:p>
        </text:list-item>
        <text:list-item>
          <text:p text:style-name="P1">Snowman</text:p>
        </text:list-item>
        <text:list-item>
          <text:p text:style-name="P1">Shelves</text:p>
        </text:list-item>
        <text:list-item>
          <text:p text:style-name="P1">Shelving unit</text:p>
        </text:list-item>
        <text:list-item>
          <text:p text:style-name="P1">Radio</text:p>
        </text:list-item>
        <text:list-item>
          <text:p text:style-name="P1">Projector</text:p>
        </text:list-item>
        <text:list-item>
          <text:p text:style-name="P1">Picture</text:p>
        </text:list-item>
        <text:list-item>
          <text:p text:style-name="P1">plant</text:p>
        </text:list-item>
        <text:list-item>
          <text:p text:style-name="P1">phone</text:p>
        </text:list-item>
        <text:list-item>
          <text:p text:style-name="P1">box</text:p>
        </text:list-item>
        <text:list-item>
          <text:p text:style-name="P1">Corkboard</text:p>
        </text:list-item>
        <text:list-item>
          <text:p text:style-name="P1">mug</text:p>
        </text:list-item>
        <text:list-item>
          <text:p text:style-name="P1">microwave</text:p>
        </text:list-item>
        <text:list-item>
          <text:p text:style-name="P1">light</text:p>
        </text:list-item>
        <text:list-item>
          <text:p text:style-name="P1">lamp</text:p>
        </text:list-item>
        <text:list-item>
          <text:p text:style-name="P1">ladder</text:p>
        </text:list-item>
        <text:list-item>
          <text:p text:style-name="P1">fire extinguisher</text:p>
        </text:list-item>
        <text:list-item>
          <text:p text:style-name="P1">cabinet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 Taylor</meta:initial-creator>
    <meta:creation-date>2014-02-17T00:21:36.95</meta:creation-date>
    <meta:document-statistic meta:table-count="0" meta:image-count="0" meta:object-count="0" meta:page-count="1" meta:paragraph-count="25" meta:word-count="59" meta:character-count="230"/>
    <dc:date>2014-02-17T00:39:15.53</dc:date>
    <dc:creator>G Taylor</dc:creator>
    <meta:editing-duration>PT2M28S</meta:editing-duration>
    <meta:editing-cycles>1</meta:editing-cycles>
    <meta:generator>OpenOffice/4.0.1$Win32 OpenOffice.org_project/401m5$Build-9714</meta:generator>
  </office:meta>
</office:document-meta>
</file>